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500000002D0D9A51777AA0EA0C1.png" manifest:media-type="image/png"/>
  <manifest:file-entry manifest:full-path="Pictures/1000000000000500000002D0021438FD3738B95C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1.018cm" svg:x="1cm" svg:y="0.682cm">
          <draw:image xlink:href="Pictures/1000000000000500000002D0D9A51777AA0EA0C1.png" xlink:type="simple" xlink:show="embed" xlink:actuate="onLoad" draw:mime-type="image/png">
            <text:p/>
          </draw:image>
        </draw:frame>
        <draw:frame draw:style-name="gr1" draw:text-style-name="P1" draw:layer="layout" svg:width="19.589cm" svg:height="11.018cm" svg:x="1cm" svg:y="11.16cm">
          <draw:image xlink:href="Pictures/1000000000000500000002D0021438FD3738B95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20T15:03:45.097000000</meta:creation-date>
    <dc:date>2023-04-20T15:08:40.880000000</dc:date>
    <meta:editing-duration>PT4M58S</meta:editing-duration>
    <meta:editing-cycles>2</meta:editing-cycles>
    <meta:generator>LibreOffice/7.5.2.2$Windows_X86_64 LibreOffice_project/53bb9681a964705cf672590721dbc85eb4d0c3a2</meta:generator>
    <meta:document-statistic meta:object-count="2"/>
  </office:meta>
</office:document-meta>
</file>